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color="#000000" loext:opacity="100%" fo:font-weight="bold" style:font-weight-asian="bold" style:font-weight-complex="bold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text-properties fo:color="#000000" loext:opacity="100%" fo:font-size="21pt" style:font-size-asian="21pt" style:font-size-complex="21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fo:font-weight="normal" style:font-weight-asian="normal" style:font-weight-complex="normal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9pt" style:font-size-asian="19pt" style:font-size-complex="19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fo:background-color="transparent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1cm" svg:y="4.5cm" presentation:class="title" presentation:user-transformed="true">
          <draw:text-box>
            <text:p><text:span text:style-name="T1">Тренажер для подготовки к экзаменам</text:span><text:span text:style-name="T1"><text:line-break/></text:span><text:span text:style-name="T1">«</text:span><text:span text:style-name="T2">Stanislavsky.com</text:span><text:span text:style-name="T3">»</text:span></text:p>
          </draw:text-box>
        </draw:frame>
        <draw:frame draw:style-name="gr1" draw:text-style-name="P2" draw:layer="layout" svg:width="9.5cm" svg:height="1.673cm" svg:x="17.5cm" svg:y="13.5cm">
          <draw:text-box>
            <text:p>Выполнил: Панов Станислав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Введение</text:p>
          </draw:text-box>
        </draw:frame>
        <draw:frame presentation:style-name="pr4" draw:text-style-name="P4" draw:layer="layout" svg:width="26cm" svg:height="10cm" svg:x="0.5cm" svg:y="3cm" presentation:class="outline" presentation:user-transformed="true">
          <draw:text-box>
            <text:list text:style-name="L2">
              <text:list-header>
                <text:p><text:span text:style-name="T2">Сайт «Stanislavsky.com» является тренажером для подготовки учащихся к экзаменам и контрольным работам.</text:span></text:p>
                <text:p><text:span text:style-name="T2">Сайт предоставляет пользователям решать задачи из каталога, решать целые варианты, вступать в группы или создавать их. Руководитель может создавать свои варианты для определенной группы, составляя их из готовых или создавая свои задания. Данная функция является одной из уникальных особенностей моего сайта.</text:span></text:p>
                <text:p><text:span text:style-name="T2">Дизайн интерфейса — собственная разработка.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Используемые технологии</text:p>
          </draw:text-box>
        </draw:frame>
        <draw:frame presentation:style-name="pr7" draw:text-style-name="P1" draw:layer="layout" svg:width="26cm" svg:height="10cm" svg:x="1cm" svg:y="3.5cm" presentation:class="outline" presentation:user-transformed="true">
          <draw:text-box>
            <text:list text:style-name="L2">
              <text:list-header>
                <text:p><text:span text:style-name="T3">Серверная часть:</text:span></text:p>
                <text:list>
                  <text:list-item>
                    <text:p><text:span text:style-name="T3">Python 3.13+</text:span></text:p>
                  </text:list-item>
                  <text:list-item>
                    <text:p><text:span text:style-name="T3">SQLAlchemy</text:span></text:p>
                  </text:list-item>
                  <text:list-item>
                    <text:p><text:span text:style-name="T3">Flask и его расширения</text:span></text:p>
                  </text:list-item>
                </text:list>
              </text:list-header>
            </text:list>
            <text:p><text:span text:style-name="T3"><text:s text:c="5"/></text:span><text:span text:style-name="T3">Клиентская часть:</text:span></text:p>
            <text:list text:continue-numbering="true" text:style-name="L2">
              <text:list-item>
                <text:list>
                  <text:list-item>
                    <text:p><text:span text:style-name="T3">HTML, CSS</text:span></text:p>
                  </text:list-item>
                  <text:list-item>
                    <text:p><text:span text:style-name="T3">JavaScript</text:span></text:p>
                  </text:list-item>
                </text:list>
              </text:list-item>
            </text:list>
            <text:p><text:span text:style-name="T3"/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Структура</text:p>
          </draw:text-box>
        </draw:frame>
        <draw:frame presentation:style-name="pr7" draw:text-style-name="P6" draw:layer="layout" svg:width="26cm" svg:height="12cm" svg:x="1cm" svg:y="3cm" presentation:class="outline" presentation:user-transformed="true">
          <draw:text-box>
            <text:list text:style-name="L2">
              <text:list-item>
                <text:p><text:span text:style-name="T4">Server.py — главный серверный файл сайта</text:span></text:p>
              </text:list-item>
              <text:list-item>
                <text:p><text:span text:style-name="T5">Папка templates </text:span><text:span text:style-name="T4">— хранилище HTML-документов для каждой страницы</text:span></text:p>
              </text:list-item>
              <text:list-item>
                <text:p><text:span text:style-name="T4">Папка static — хранилище CSS, JavaScript файлов для каждой страницы и картинок</text:span></text:p>
              </text:list-item>
              <text:list-item>
                <text:p text:style-name="P5"><text:span text:style-name="T5">Папка services </text:span><text:span text:style-name="T4">— хранилище микросервисов, через которые взаимодействует клиентская часть с серверной частью</text:span></text:p>
              </text:list-item>
              <text:list-item>
                <text:p text:style-name="P5"><text:span text:style-name="T5">Папка db </text:span><text:span text:style-name="T4">— хранилище базы данных</text:span></text:p>
              </text:list-item>
              <text:list-item>
                <text:p text:style-name="P5"><text:span text:style-name="T5">Папка data </text:span><text:span text:style-name="T4">— хранилище вспомогательных файлов для базы данных</text:span></text:p>
              </text:list-item>
              <text:list-item>
                <text:p text:style-name="P5"><text:span text:style-name="T5">Папка api </text:span><text:span text:style-name="T4">— хранилище файлов для API сайта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Заключение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<text:span text:style-name="T3">Данный проект будет дорабатываться для реального использования и приходить тестирование в моей школе.</text:span></text:p>
                <text:p><text:span text:style-name="T6">В будущие планы проекта входят: </text:span></text:p>
              </text:list-header>
              <text:list-item>
                <text:p><text:span text:style-name="T3">Возможность руководителям группы следить за результатами его участников </text:span></text:p>
              </text:list-item>
              <text:list-item>
                <text:p><text:span text:style-name="T3">Добавление рейтинга в группы</text:span></text:p>
              </text:list-item>
              <text:list-item>
                <text:p><text:span text:style-name="T3">Расширение API сайта</text:span></text:p>
              </text:list-item>
              <text:list-item>
                <text:p><text:span text:style-name="T3">Адаптация сайта для использования в школах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1T20:04:13.656000000</meta:creation-date>
    <meta:editing-duration>PT2H27M40S</meta:editing-duration>
    <meta:editing-cycles>5</meta:editing-cycles>
    <meta:generator>LibreOffice/24.8.6.2$Windows_X86_64 LibreOffice_project/6d98ba145e9a8a39fc57bcc76981d1fb1316c60c</meta:generator>
    <dc:title>Blue Curve</dc:title>
    <dc:date>2025-05-12T21:47:57.152000000</dc:date>
    <meta:document-statistic meta:object-count="55"/>
  </office:meta>
</office:document-meta>
</file>